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pletLinkEvent.getLin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pletLinkEvent.CopletLinkEvent( CopletInstanceData target , String lin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